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co3" style:family="table-column">
      <style:table-column-properties fo:break-before="auto" style:column-width="60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s text:c="4"/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ozdisan.com/passive-components/capacitors/mlcc/CL21B104KCC5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2</text:p>
          </table:table-cell>
          <table:table-cell office:value-type="string" calcext:value-type="string">
            <text:p>82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ozdisan.com/passive-components/capacitors/mlcc/C0805C820J5GAC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ozdisan.com/passive-components/capacitors/mlcc/CL21B102KBANN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4</text:p>
          </table:table-cell>
          <table:table-cell office:value-type="string" calcext:value-type="string">
            <text:p>2.2u 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ozdisan.com/passive-components/capacitors/mlcc/CL21A225KBQN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ozdisan.com/passive-components/capacitors/mlcc/CL21A225KBQN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www.ozdisan.com/power-semiconductors/diode-diode-modules-rectifiers/diode-general-purpose/1N4148WS-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1, J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:TerminalBlock_bornier-2_P5.08m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P1, JP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NDT3055L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s://www.ozdisan.com/power-semiconductors/mosfet/mosfet-discrete/NDT3055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1-R7</text:p>
          </table:table-cell>
          <table:table-cell office:value-type="string" calcext:value-type="string">
            <text:p>10k %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ozdisan.com/passive-components/resistor/chips-smt-smd-resistors/TC0525B1002T5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ozdisan.com/passive-components/resistor/chips-smt-smd-resistors/ERJ-P06D2200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R9</text:p>
          </table:table-cell>
          <table:table-cell office:value-type="string" calcext:value-type="string">
            <text:p>1R 1W %1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ozdisan.com/passive-components/resistor/chips-smt-smd-resistors/RI2512L1R00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ozdisan.com/integrated-circuits-ics/linear/ic-amplifiers/AD8605ARTZ-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ADP7142AUZJ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s://www.ozdisan.com/integrated-circuits-ics/power-management/ic-linear-voltage-regulator-ldo/ADP7142AUJZ-5-0-R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0:02:06.858592530</meta:creation-date>
    <dc:date>2019-01-07T20:13:58.640298868</dc:date>
    <meta:editing-duration>PT1M31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